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eff" officeooo:paragraph-rsid="000beeff"/>
    </style:style>
    <style:style style:name="P2" style:family="paragraph" style:parent-style-name="Standard">
      <style:paragraph-properties fo:text-align="end" style:justify-single-word="false"/>
      <style:text-properties officeooo:rsid="000beeff" officeooo:paragraph-rsid="000beeff"/>
    </style:style>
    <style:style style:name="P3" style:family="paragraph" style:parent-style-name="Standard">
      <style:text-properties officeooo:rsid="000bfcf6" officeooo:paragraph-rsid="000bfcf6"/>
    </style:style>
    <style:style style:name="P4" style:family="paragraph" style:parent-style-name="Standard">
      <style:text-properties officeooo:rsid="000bfcf6" officeooo:paragraph-rsid="000f3086"/>
    </style:style>
    <style:style style:name="P5" style:family="paragraph" style:parent-style-name="Standard">
      <style:text-properties officeooo:rsid="000bfcf6" officeooo:paragraph-rsid="001bbf66"/>
    </style:style>
    <style:style style:name="P6" style:family="paragraph" style:parent-style-name="Standard">
      <style:text-properties officeooo:rsid="000bfcf6" officeooo:paragraph-rsid="001d31d9"/>
    </style:style>
    <style:style style:name="P7" style:family="paragraph" style:parent-style-name="Standard">
      <style:text-properties fo:font-size="13pt" style:text-underline-style="solid" style:text-underline-width="auto" style:text-underline-color="font-color" officeooo:rsid="000bfcf6" officeooo:paragraph-rsid="000bfcf6" style:font-size-asian="13pt" style:font-size-complex="13pt"/>
    </style:style>
    <style:style style:name="P8" style:family="paragraph" style:parent-style-name="Standard">
      <style:text-properties officeooo:rsid="000f3086" officeooo:paragraph-rsid="000f3086"/>
    </style:style>
    <style:style style:name="P9" style:family="paragraph" style:parent-style-name="Standard">
      <style:text-properties officeooo:rsid="000f3086" officeooo:paragraph-rsid="001331cc"/>
    </style:style>
    <style:style style:name="P10" style:family="paragraph" style:parent-style-name="Standard">
      <style:text-properties style:font-name="DejaVu Serif" officeooo:rsid="000bfcf6" officeooo:paragraph-rsid="000f3086"/>
    </style:style>
    <style:style style:name="P11" style:family="paragraph" style:parent-style-name="Standard">
      <style:text-properties style:font-name="DejaVu Serif" officeooo:rsid="000f3086" officeooo:paragraph-rsid="000f3086"/>
    </style:style>
    <style:style style:name="P12" style:family="paragraph" style:parent-style-name="Standard">
      <style:text-properties style:font-name="DejaVu Serif" officeooo:rsid="000f3086" officeooo:paragraph-rsid="001d31d9"/>
    </style:style>
    <style:style style:name="P13" style:family="paragraph" style:parent-style-name="Standard">
      <style:text-properties officeooo:rsid="000fcd66" officeooo:paragraph-rsid="000fcd66"/>
    </style:style>
    <style:style style:name="P14" style:family="paragraph" style:parent-style-name="Standard">
      <style:text-properties officeooo:rsid="001133b2" officeooo:paragraph-rsid="001133b2"/>
    </style:style>
    <style:style style:name="P15" style:family="paragraph" style:parent-style-name="Standard">
      <style:text-properties fo:color="#333333" officeooo:rsid="0012a84d" officeooo:paragraph-rsid="0012a84d"/>
    </style:style>
    <style:style style:name="P16" style:family="paragraph" style:parent-style-name="Standard">
      <style:text-properties fo:color="#333333" style:font-name="DejaVu Serif" officeooo:rsid="0012a84d" officeooo:paragraph-rsid="0012a84d"/>
    </style:style>
    <style:style style:name="P17" style:family="paragraph" style:parent-style-name="Standard">
      <style:text-properties officeooo:rsid="001877da" officeooo:paragraph-rsid="001877da"/>
    </style:style>
    <style:style style:name="P18" style:family="paragraph" style:parent-style-name="Standard">
      <style:text-properties officeooo:rsid="001bc9f2" officeooo:paragraph-rsid="001bc9f2"/>
    </style:style>
    <style:style style:name="P19" style:family="paragraph" style:parent-style-name="Standard">
      <style:text-properties officeooo:rsid="001bc9f2" officeooo:paragraph-rsid="001c7503"/>
    </style:style>
    <style:style style:name="P20" style:family="paragraph" style:parent-style-name="Standard">
      <style:text-properties officeooo:rsid="001bc9f2" officeooo:paragraph-rsid="001d31d9"/>
    </style:style>
    <style:style style:name="P21" style:family="paragraph" style:parent-style-name="Standard">
      <style:text-properties officeooo:rsid="001c7503" officeooo:paragraph-rsid="001c7503"/>
    </style:style>
    <style:style style:name="P22" style:family="paragraph" style:parent-style-name="Standard">
      <style:paragraph-properties fo:text-align="end" style:justify-single-word="false"/>
      <style:text-properties fo:font-size="8pt" officeooo:rsid="000beeff" officeooo:paragraph-rsid="000beeff" style:font-size-asian="8pt" style:font-size-complex="8pt"/>
    </style:style>
    <style:style style:name="P23" style:family="paragraph" style:parent-style-name="Standard">
      <style:paragraph-properties fo:break-before="page"/>
      <style:text-properties fo:font-size="13pt" style:text-underline-style="solid" style:text-underline-width="auto" style:text-underline-color="font-color" officeooo:rsid="000bfcf6" officeooo:paragraph-rsid="001bbf66" style:font-size-asian="13pt" style:font-size-complex="13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officeooo:rsid="000d6f88"/>
    </style:style>
    <style:style style:name="T3" style:family="text">
      <style:text-properties officeooo:rsid="000f3086"/>
    </style:style>
    <style:style style:name="T4" style:family="text">
      <style:text-properties fo:color="#6666ff"/>
    </style:style>
    <style:style style:name="T5" style:family="text">
      <style:text-properties fo:color="#6666ff" officeooo:rsid="000f3086"/>
    </style:style>
    <style:style style:name="T6" style:family="text">
      <style:text-properties fo:color="#6666ff" style:font-name="DejaVu Serif"/>
    </style:style>
    <style:style style:name="T7" style:family="text">
      <style:text-properties fo:color="#6666ff" officeooo:rsid="0012a84d"/>
    </style:style>
    <style:style style:name="T8" style:family="text">
      <style:text-properties fo:color="#6666ff" officeooo:rsid="001331cc"/>
    </style:style>
    <style:style style:name="T9" style:family="text">
      <style:text-properties fo:color="#336633"/>
    </style:style>
    <style:style style:name="T10" style:family="text">
      <style:text-properties fo:color="#336633" style:font-name="DejaVu Serif"/>
    </style:style>
    <style:style style:name="T11" style:family="text">
      <style:text-properties fo:color="#336633" officeooo:rsid="001331cc" fo:background-color="transparent" loext:char-shading-value="0"/>
    </style:style>
    <style:style style:name="T12" style:family="text">
      <style:text-properties fo:color="#ff3333"/>
    </style:style>
    <style:style style:name="T13" style:family="text">
      <style:text-properties fo:color="#ff3333" style:font-name="DejaVu Serif"/>
    </style:style>
    <style:style style:name="T14" style:family="text">
      <style:text-properties fo:color="#ff3333" officeooo:rsid="001331cc"/>
    </style:style>
    <style:style style:name="T15" style:family="text">
      <style:text-properties fo:color="#333333"/>
    </style:style>
    <style:style style:name="T16" style:family="text">
      <style:text-properties fo:color="#333333" officeooo:rsid="000f3086" fo:background-color="transparent" loext:char-shading-value="0"/>
    </style:style>
    <style:style style:name="T17" style:family="text">
      <style:text-properties fo:color="#333333" officeooo:rsid="000f3086"/>
    </style:style>
    <style:style style:name="T18" style:family="text">
      <style:text-properties style:font-name="DejaVu Seri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2a84d"/>
    </style:style>
    <style:style style:name="T21" style:family="text">
      <style:text-properties fo:color="#cc9900"/>
    </style:style>
    <style:style style:name="T22" style:family="text">
      <style:text-properties fo:color="#cc9900" fo:background-color="transparent" loext:char-shading-value="0"/>
    </style:style>
    <style:style style:name="T23" style:family="text">
      <style:text-properties fo:color="#cc9900" officeooo:rsid="00151216"/>
    </style:style>
    <style:style style:name="T24" style:family="text">
      <style:text-properties officeooo:rsid="001331cc"/>
    </style:style>
    <style:style style:name="T25" style:family="text">
      <style:text-properties fo:color="#000000" officeooo:rsid="001331cc"/>
    </style:style>
    <style:style style:name="T26" style:family="text">
      <style:text-properties fo:color="#000000" officeooo:rsid="00151216"/>
    </style:style>
    <style:style style:name="T27" style:family="text">
      <style:text-properties officeooo:rsid="001bbf66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officeooo:rsid="001c1122"/>
    </style:style>
    <style:style style:name="T30" style:family="text">
      <style:text-properties officeooo:rsid="001c7503"/>
    </style:style>
    <style:style style:name="T31" style:family="text">
      <style:text-properties officeooo:rsid="001d31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RIPOLL Guillaume</text:p>
      <text:p text:style-name="P2"/>
      <text:p text:style-name="P1"><text:span text:style-name="T1">Algorithmes du traitement des signaux absents :</text:span></text:p>
      <text:p text:style-name="P1"><text:span text:style-name="T1"/></text:p>
      <text:p text:style-name="P7">1 Traitement explicite :</text:p>
      <text:p text:style-name="P3"/>
      <text:p text:style-name="P14"><text:tab/><text:span text:style-name="T19">Dans le cas du traitement du langage Signal vers du Java, où on imagine un thread qui calcule une ou plusieurs assignations Signal :</text:span></text:p>
      <text:p text:style-name="P14"/>
      <text:p text:style-name="P4">Cela revient à définir l'absence comme une valeur <text:span text:style-name="T2">booléenne :</text:span></text:p>
      <text:p text:style-name="P10"><text:span text:style-name="T16"><text:tab/>public boolean</text:span><text:span text:style-name="T17"> </text:span><text:span text:style-name="T5">present</text:span><text:span text:style-name="T3">;</text:span></text:p>
      <text:p text:style-name="P4"><text:span text:style-name="T2">De plus, il y a un booléen pour savoir si le signal est calculé isComputed :</text:span></text:p>
      <text:p text:style-name="P11"><text:span text:style-name="T15"><text:tab/>public boolean </text:span><text:span text:style-name="T4">isComputed</text:span>;</text:p>
      <text:p text:style-name="P8">Ainsi, une entrée <text:s/><text:span text:style-name="T9">E</text:span> non présente est définie avec <text:span text:style-name="T10">E</text:span><text:span text:style-name="T18">.</text:span><text:span text:style-name="T6">present</text:span><text:span text:style-name="T18"> = </text:span><text:span text:style-name="T13">false</text:span><text:span text:style-name="T18">;</text:span></text:p>
      <text:p text:style-name="P8"><text:span text:style-name="T18"/></text:p>
      <text:p text:style-name="P13">L<text:span text:style-name="T20">orsqu'une variable est calculée, </text:span>on sait <text:span text:style-name="T20">si les variables qu'elle utilise sont définies</text:span> :</text:p>
      <text:p text:style-name="P13"><text:tab/>- soit à la compilation dans le cas où la seconde variable est une entrée ou dans un cas de séquentialité</text:p>
      <text:p text:style-name="P13"><text:tab/>- soit <text:span text:style-name="T20">grâce à </text:span><text:span text:style-name="T7">isComputed</text:span><text:span text:style-name="T20"> dans le cas de dépendance avec un autre thread :</text:span></text:p>
      <text:p text:style-name="P16">while(<text:span text:style-name="T9">variable_attendue</text:span>.<text:span text:style-name="T22">isNotComputed</text:span>())</text:p>
      <text:p text:style-name="P16"><text:tab/><text:span text:style-name="T9">variable_attendue</text:span>.<text:span text:style-name="T21">wait</text:span>();</text:p>
      <text:p text:style-name="P15"/>
      <text:p text:style-name="P9">De <text:span text:style-name="T24">plus, une </text:span><text:span text:style-name="T11">variable</text:span><text:span text:style-name="T24"> définie par une autre variable non présente </text:span><text:span text:style-name="T14">n'</text:span><text:span text:style-name="T24">est </text:span><text:span text:style-name="T14">pas</text:span><text:span text:style-name="T24"> </text:span><text:span text:style-name="T8">présente</text:span><text:span text:style-name="T24">, et sa valeur n'est donc pas définie. Si elle est utilisée par d'autres threads (on le sait à la compilation), </text:span><text:span text:style-name="T8">isComputed</text:span><text:span text:style-name="T24"> passe à </text:span><text:span text:style-name="T14">true</text:span><text:span text:style-name="T25"> </text:span><text:span text:style-name="T26">et un </text:span><text:span text:style-name="T23">notifyAll</text:span><text:span text:style-name="T26">() est généré</text:span><text:span text:style-name="T24">.</text:span></text:p>
      <text:p text:style-name="P8"/>
      <text:p text:style-name="P17">De la sorte, une variable de sortie peut être calculée comme non présente. Une fois le cycle finis, toute variable utilisée dans d'autres threads que celui qui la calcule voit <text:span text:style-name="T4">isComputed</text:span> passer à <text:span text:style-name="T12">false</text:span>.</text:p>
      <text:p text:style-name="P17">S'il y a des variables de délais à t-1, elles conservent la <text:span text:style-name="T4">présence</text:span> de leur variable à t0.</text:p>
      <text:p text:style-name="P23"><text:span text:style-name="T27">2</text:span> Traitement <text:span text:style-name="T27">par détection de blocage</text:span> :</text:p>
      <text:p text:style-name="P5"/>
      <text:p text:style-name="P18">Cette fois, on ne cherche pas à être capable de dire si une variable n'est pas présente :</text:p>
      <text:p text:style-name="P18"/>
      <text:p text:style-name="P18"><text:span text:style-name="T31">1- </text:span>On suppose que le scheduler des threads est capable de <text:span text:style-name="T28">détecter un deadlock</text:span>, c'est-à-dire un cas où chaque thread est en train d'attendre.</text:p>
      <text:p text:style-name="P18"/>
      <text:p text:style-name="P18"><text:span text:style-name="T31">2- </text:span>On suppose aussi qu'un thread ne calcule que des variables <text:span text:style-name="T28">dépendantes</text:span> entre elles :</text:p>
      <text:p text:style-name="P18">Si </text:p>
      <text:p text:style-name="P18"><text:tab/>a -&gt; x -&gt; y</text:p>
      <text:p text:style-name="P18"><text:tab/>a -&gt; b -&gt; y</text:p>
      <text:p text:style-name="P18"><text:span text:style-name="T31">Alors </text:span>x et y peuvent être dans le même thread,</text:p>
      <text:p text:style-name="P20"><text:span text:style-name="T31">M</text:span>ais x et b ne peuvent <text:span text:style-name="T29">pas </text:span>être dans le même thread.</text:p>
      <text:p text:style-name="P20"><text:span text:style-name="T31">Cette </text:span>2<text:span text:style-name="T31">ème</text:span> hypothèse <text:span text:style-name="T31">nous garantit </text:span>que si un thread est bloqué pendant le calcul d'une variable, les calculs suivant n'auraient pas pu être faits.</text:p>
      <text:p text:style-name="P6"/>
      <text:p text:style-name="P6"><text:span text:style-name="T31">3- Il y a aussi besoin d'un booléen pour savoir si le signal est calculé isComputed :</text:span></text:p>
      <text:p text:style-name="P12"><text:span text:style-name="T15"><text:tab/>public boolean </text:span><text:span text:style-name="T4">isComputed</text:span>;</text:p>
      <text:p text:style-name="P20"><text:span text:style-name="T31">En effet, pour un cas comme :</text:span></text:p>
      <text:p text:style-name="P20"><text:tab/>a -&gt; x -&gt; y</text:p>
      <text:p text:style-name="P20"><text:tab/>a -&gt; b -&gt; y</text:p>
      <text:p text:style-name="P20">o<text:span text:style-name="T31">ù le thread T0 calcule x et y, T0 a besoin de savoir quand b est calculé.</text:span></text:p>
      <text:p text:style-name="P20"/>
      <text:p text:style-name="P20"><text:span text:style-name="T31">Ainsi</text:span>, comme un thread qui a finit un cycle attend les autres threads pour continuer, <text:span text:style-name="T30">soit on </text:span>arrive sur un deadlock, <text:span text:style-name="T30">soit toutes les variables sont présentes</text:span>. <text:span text:style-name="T31">La détection du deadlock est alors chargée de terminer le cycle de chaque thread, ce qui en démarre un nouveau.</text:span></text:p>
      <text:p text:style-name="P19"/>
      <text:p text:style-name="P21">L'usage d'une variable à t-1 serait calculé<text:span text:style-name="T31">e</text:span> par un thread dédié, de sorte à bloquer s'il n'a pas de valeur à donner. Pour détecter le calcul ou non de la variable (le fait de devoir ou non bloquer), il faudrait utiliser isComputed(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0T10:31:45.521283605</meta:creation-date>
    <dc:date>2014-07-10T12:03:45.844385874</dc:date>
    <meta:editing-duration>PT1H28M55S</meta:editing-duration>
    <meta:editing-cycles>24</meta:editing-cycles>
    <meta:generator>LibreOffice/4.2.5.2$Linux_x86 LibreOffice_project/420$Build-2</meta:generator>
    <meta:document-statistic meta:table-count="0" meta:image-count="0" meta:object-count="0" meta:page-count="2" meta:paragraph-count="35" meta:word-count="492" meta:character-count="2727" meta:non-whitespace-character-count="2257"/>
  </office:meta>
</office:document-meta>
</file>